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Gut" style:data-style-name="N0">
      <style:table-cell-properties style:vertical-align="automatic" fo:background-color="#D8E4BC" style:cell-protect="protected"/>
      <style:text-properties fo:color="#006100"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ackground-color="#D8E4BC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ext-properties fo:color="#808080" fo:font-weight="bold" style:font-weight-asian="bold" style:font-weight-complex="bold"/>
    </style:style>
    <style:style style:name="ce12" style:family="table-cell" style:parent-style-name="Default" style:data-style-name="N0">
      <style:text-properties fo:color="#80808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7.30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159375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7.67291666666667cm"/>
    </style:style>
    <style:style style:name="co12" style:family="table-column">
      <style:table-column-properties fo:break-before="auto" style:column-width="5.34458333333333cm"/>
    </style:style>
    <style:style style:name="co13" style:family="table-column">
      <style:table-column-properties fo:break-before="auto" style:column-width="5.66208333333333cm"/>
    </style:style>
    <style:style style:name="co14" style:family="table-column">
      <style:table-column-properties fo:break-before="auto" style:column-width="7.51416666666667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10.6097916666667cm"/>
    </style:style>
    <style:style style:name="co19" style:family="table-column">
      <style:table-column-properties fo:break-before="auto" style:column-width="0.449791666666667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6.111875cm"/>
    </style:style>
    <style:style style:name="co22" style:family="table-column">
      <style:table-column-properties fo:break-before="auto" style:column-width="12.6735416666667cm"/>
    </style:style>
    <style:style style:name="co23" style:family="table-column">
      <style:table-column-properties fo:break-before="auto" style:column-width="0.978958333333333cm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4.524375cm"/>
    </style:style>
    <style:style style:name="co26" style:family="table-column">
      <style:table-column-properties fo:break-before="auto" style:column-width="3.62479166666667cm"/>
    </style:style>
    <style:style style:name="co27" style:family="table-column">
      <style:table-column-properties fo:break-before="auto" style:column-width="4.89479166666667cm"/>
    </style:style>
    <style:style style:name="co28" style:family="table-column">
      <style:table-column-properties fo:break-before="auto" style:column-width="5.23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Sitemap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a xlink:href="https://cacoo.com/invited?mailAddress=jule%40true-or-false.com&amp;key=c13JlKFHXcaNltDR">https://cacoo.com/invited?mailAddress=jule%40true-or-false.com&amp;key=c13JlKFHXcaNltDR</text:a>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Seiten</text:p>
          </table:table-cell>
          <table:table-cell table:number-columns-repeated="16383"/>
        </table:table-row>
        <table:table-row table:number-rows-repeated="6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Zu erledig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ogout-Butto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Navigation</text:p>
          </table:table-cell>
          <table:table-cell table:number-columns-repeated="16383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1">
            <text:p>Jahr vermerken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office:value-type="string" table:style-name="ce2">
            <text:p>Wenn noch Zeit is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artneruni-Modal auf Infoseite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nsprechpartner-Modal auf Infoseite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arbe Umrandung aktives Feld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Special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ehlermeldung Zeichencod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nach Durchsicht Rober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me umdrehen (Dashboard+Header)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Absender Email: APOLLO e.V.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Fehler auf PW-Ändern-Seite und auf Neues-Passwort-Link-Seite Validierung nicht korrekt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nach Abschicken von PW-Ändern-Formular + Neues-Passwort per Link auf Dashboard und dort Erfolgsmeldung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Anmeldeseite: Datum 23-08-1977 wird nicht akzeptiert (ONLINE-TESTEN)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Kontaktformular (Nachricht senden an otbor@apollo-online.de,falls eingeloggt bitte registrierte Email speichern)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Navigation Link „Persönlicher Bereich“: falls nicht angemeldet, zur Login-Seite bzw. Link nur anzeigen, wenn eingelogg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Navigation Links „Apollo-Homepage“, „Apollo e.V.“ + Apollo-Logo: Hinweis, dass die Anmeldungsseite verlassen wird (evtl. nur, wenn angemeldet)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Google-Analytics</text:p>
          </table:table-cell>
          <table:table-cell table:number-columns-repeated="16383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2">
            <text:p>nach Durchsicht Jule</text:p>
          </table:table-cell>
          <table:table-cell table:number-columns-repeated="16383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2">
            <text:p>Admin-Bereich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mit Passwort verseh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Verwaltungsseite umsetzen (bitte zweite Zeile als Vorlage nehmen, Icon-Erklärung unten beachten)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ei Links „kompletter Datensatz“ und „Status ändern“ bitte auf Anmeldeformular des jeweiligen Kandidaten umleit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dmin-Bereich auf Anmeldeseite umsetz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enn man als Admin eingeloggt ist, kommt man von der Anmeldeseite nach Speichern auf die Verwaltungsseite (zurück)</text:p>
          </table:table-cell>
          <table:table-cell table:number-columns-repeated="16383"/>
        </table:table-row>
        <table:table-row table:number-rows-repeated="1048526" table:style-name="ro3">
          <table:table-cell table:number-columns-repeated="16384"/>
        </table:table-row>
      </table:table>
      <table:table table:name="Notizen_Basisversion" table:style-name="ta2">
        <table:table-column table:style-name="co3" table:number-columns-repeated="1023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2">
            <text:p>Hauptfunktionen der Basisversion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">
            <text:p>Informatione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mail-Adressen für Benachrichtigungen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Notiz: Benachrichtigungen per Mail sollten auch an Kontaktpersonen gehen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To-do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Verwaltu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Kommentar Kandida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Anred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Log-In-Seite/Navigat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rfolgreich eingeloggt, Anzeige Status, Link Dateneingabe Vorauswahl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mit Robe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Warnung bei Datensatz löschen, Status änder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mailadresse vor und nach @ einzeln erfassen? (wegen Tabelle, damit Umbruch erzeugt werden kann)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Kommentar Admin/Kandidat (Link oder Hover)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Zeitplan Basisversion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12-08-28T00:00:00" table:style-name="ce6">
            <text:p>28.8.12</text:p>
          </table:table-cell>
          <table:table-cell office:value-type="string" table:style-name="ce1">
            <text:p>Verwaltung fertigbauen, Dateneingabe fertig (quick&amp;dirty)</text:p>
          </table:table-cell>
          <table:table-cell table:number-columns-repeated="16382"/>
        </table:table-row>
        <table:table-row table:style-name="ro2">
          <table:table-cell office:value-type="date" office:date-value="2012-09-01T00:00:00" table:style-name="ce6">
            <text:p>1.9.12</text:p>
          </table:table-cell>
          <table:table-cell office:value-type="string" table:style-name="ce1">
            <text:p>Umsetzung mit Robert (work and travel?)</text:p>
          </table:table-cell>
          <table:table-cell table:number-columns-repeated="16382"/>
        </table:table-row>
        <table:table-row table:style-name="ro2">
          <table:table-cell office:value-type="date" office:date-value="2012-09-04T00:00:00" table:style-name="ce6">
            <text:p>4.9.12</text:p>
          </table:table-cell>
          <table:table-cell office:value-type="string" table:style-name="ce1">
            <text:p>Umsetzung weiter, andere Seite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Mascha: Übersetzung</text:p>
          </table:table-cell>
          <table:table-cell table:number-columns-repeated="16382"/>
        </table:table-row>
        <table:table-row table:style-name="ro2">
          <table:table-cell office:value-type="date" office:date-value="2012-09-15T00:00:00" table:style-name="ce6">
            <text:p>15.9.12</text:p>
          </table:table-cell>
          <table:table-cell office:value-type="string" table:style-name="ce1">
            <text:p>online</text:p>
          </table:table-cell>
          <table:table-cell table:number-columns-repeated="16382"/>
        </table:table-row>
        <table:table-row table:style-name="ro2">
          <table:table-cell office:value-type="date" office:date-value="2012-10-15T00:00:00" table:style-name="ce6">
            <text:p>15.10.12</text:p>
          </table:table-cell>
          <table:table-cell office:value-type="string" table:style-name="ce1">
            <text:p>Anmeldeschluss/Planung Auswahlfahrt (Flüge Moskau vorher schon buchen mit Versicherung)</text:p>
          </table:table-cell>
          <table:table-cell table:number-columns-repeated="16382"/>
        </table:table-row>
        <table:table-row table:style-name="ro2">
          <table:table-cell office:value-type="date" office:date-value="2012-11-07T00:00:00" table:style-name="ce6">
            <text:p>7.11.12</text:p>
          </table:table-cell>
          <table:table-cell office:value-type="string" table:style-name="ce1">
            <text:p>Beginn Auswahlfahrt</text:p>
          </table:table-cell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Navigation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81" table:default-cell-style-name="ce1"/>
        <table:table-row table:style-name="ro2">
          <table:table-cell office:value-type="string" table:style-name="ce1">
            <text:p>Informationen zum Praktikum</text:p>
          </table:table-cell>
          <table:table-cell office:value-type="string" table:style-name="ce1">
            <text:p>Mein Benutzerkonto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Statusseit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6380" table:default-cell-style-name="ce1"/>
        <table:table-row table:style-name="ro2">
          <table:table-cell office:value-type="string" table:style-name="ce1">
            <text:p>Anzeige Grunddat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tatus Daten erste Auswah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ink zur Bearbeitung der Daten erste Auswahl</text:p>
          </table:table-cell>
          <table:table-cell table:number-columns-repeated="1638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jeweils Möglichkeiten zum Bearbeit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tatusmeldungen per Mai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Liste mit noch fehlenden Angaben/Dokumenten per Mail</text:p>
          </table:table-cell>
          <table:table-cell table:number-columns-repeated="16383"/>
        </table:table-row>
        <table:table-row table:number-rows-repeated="1048567" table:style-name="ro2">
          <table:table-cell table:number-columns-repeated="16384"/>
        </table:table-row>
      </table:table>
      <table:table table:name="Seiten_Übersicht" table:style-name="ta2">
        <table:table-column table:style-name="co8" table:default-cell-style-name="ce1"/>
        <table:table-column table:style-name="co8" table:default-cell-style-name="ce10"/>
        <table:table-column table:style-name="co8" table:default-cell-style-name="ce1"/>
        <table:table-column table:style-name="co11" table:default-cell-style-name="ce1"/>
        <table:table-column table:style-name="co3" table:number-columns-repeated="1019" table:default-cell-style-name="ce1"/>
        <table:table-column table:style-name="co2" table:number-columns-repeated="15361" table:default-cell-style-name="ce1"/>
        <table:table-row table:style-name="ro1">
          <table:table-cell table:style-name="ce2"/>
          <table:table-cell table:style-name="ce7"/>
          <table:table-cell table:number-columns-repeated="16382" table:style-name="ce2"/>
        </table:table-row>
        <table:table-row table:style-name="ro1">
          <table:table-cell office:value-type="string" table:style-name="ce2">
            <text:p>Bereich</text:p>
          </table:table-cell>
          <table:table-cell office:value-type="string" table:style-name="ce7">
            <text:p>home</text:p>
          </table:table-cell>
          <table:table-cell office:value-type="string" table:style-name="ce2">
            <text:p>account</text:p>
          </table:table-cell>
          <table:table-cell office:value-type="string" table:style-name="ce2">
            <text:p>bewerbungsverfahren</text:p>
          </table:table-cell>
          <table:table-cell table:number-columns-repeated="2" table:style-name="ce2"/>
          <table:table-cell office:value-type="string" table:style-name="ce2">
            <text:p>Adminbere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8">
            <text:p>Ordnername</text:p>
          </table:table-cell>
          <table:table-cell office:value-type="string" table:style-name="ce9">
            <text:p>home</text:p>
          </table:table-cell>
          <table:table-cell office:value-type="string" table:style-name="ce8">
            <text:p>account</text:p>
          </table:table-cell>
          <table:table-cell office:value-type="string" table:style-name="ce8">
            <text:p>bewerbung</text:p>
          </table:table-cell>
          <table:table-cell table:number-columns-repeated="2" table:style-name="ce8"/>
          <table:table-cell office:value-type="string" table:style-name="ce8">
            <text:p>admin</text:p>
          </table:table-cell>
          <table:table-cell table:number-columns-repeated="16377" table:style-name="ce8"/>
        </table:table-row>
        <table:table-row table:style-name="ro2">
          <table:table-cell table:style-name="ce1"/>
          <table:table-cell table:style-name="ce10"/>
          <table:table-cell table:number-columns-repeated="16382" table:style-name="ce1"/>
        </table:table-row>
        <table:table-row table:style-name="ro2">
          <table:table-cell office:value-type="string" table:style-name="ce1">
            <text:p>Einzelne Seiten</text:p>
          </table:table-cell>
          <table:table-cell office:value-type="string" table:style-name="ce10">
            <text:p>index (willkommen...)</text:p>
          </table:table-cell>
          <table:table-cell office:value-type="string" table:style-name="ce1">
            <text:p>registrierung</text:p>
          </table:table-cell>
          <table:table-cell office:value-type="string" table:style-name="ce1">
            <text:p>zulassung (Dateneingabe vor erster Auswahl)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0">
            <text:p>information</text:p>
          </table:table-cell>
          <table:table-cell office:value-type="string" table:style-name="ce1">
            <text:p>registrierung_erfolgreich</text:p>
          </table:table-cell>
          <table:table-cell office:value-type="string" table:style-name="ce1">
            <text:p>dateneingabe_zulassung_erfolgreich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10"/>
          <table:table-cell office:value-type="string" table:style-name="ce1">
            <text:p>login</text:p>
          </table:table-cell>
          <table:table-cell office:value-type="string" table:style-name="ce1">
            <text:p>daten_vorauswahl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10"/>
          <table:table-cell office:value-type="string" table:style-name="ce1">
            <text:p>passwort_aendern</text:p>
          </table:table-cell>
          <table:table-cell office:value-type="string" table:style-name="ce1">
            <text:p>daten_vorauswahl_erfolg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10"/>
          <table:table-cell office:value-type="string" table:style-name="ce1">
            <text:p>passwort_aendern_erfolg</text:p>
          </table:table-cell>
          <table:table-cell office:value-type="string" table:style-name="ce1">
            <text:p>daten_vorauswahl_unvollstaendig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10"/>
          <table:table-cell office:value-type="string" table:style-name="ce1">
            <text:p>abmeldung_erfolgreich</text:p>
          </table:table-cell>
          <table:table-cell office:value-type="string" table:style-name="ce1">
            <text:p>daten_endauswahl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10"/>
          <table:table-cell table:style-name="ce1"/>
          <table:table-cell office:value-type="string" table:style-name="ce1">
            <text:p>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10"/>
          <table:table-cell table:style-name="ce1"/>
          <table:table-cell office:value-type="string" table:style-name="ce1">
            <text:p>daten_ausgewaehlte</text:p>
          </table:table-cell>
          <table:table-cell table:number-columns-repeated="16380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Seiten_Inhal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019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2">
            <text:p>Registrierung</text:p>
          </table:table-cell>
          <table:table-cell office:value-type="string" table:style-name="ce2">
            <text:p>Zulassung/Anmeldung</text:p>
          </table:table-cell>
          <table:table-cell table:style-name="ce2"/>
          <table:table-cell office:value-type="string" table:style-name="ce2">
            <text:p>Statusseit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Anrede</text:p>
          </table:table-cell>
          <table:table-cell office:value-type="string" table:style-name="ce1">
            <text:p>Nachname lateinisch</text:p>
          </table:table-cell>
          <table:table-cell table:style-name="ce1"/>
          <table:table-cell office:value-type="string" table:style-name="ce1">
            <text:p>Anzeige Anmeldu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Vorname lateinisch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orname</text:p>
          </table:table-cell>
          <table:table-cell office:value-type="string" table:style-name="ce1">
            <text:p>Geburtsdatum</text:p>
          </table:table-cell>
          <table:table-cell office:value-type="string" table:style-name="ce1">
            <text:p>Warnung Altersgrenze</text:p>
          </table:table-cell>
          <table:table-cell office:value-type="string" table:style-name="ce1">
            <text:p>absa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atersname</text:p>
          </table:table-cell>
          <table:table-cell office:value-type="string" table:style-name="ce1">
            <text:p>Nummer Inlandspas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ail</text:p>
          </table:table-cell>
          <table:table-cell office:value-type="string" table:style-name="ce1">
            <text:p>Mobilfunknummer (freiwillig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sswort</text:p>
          </table:table-cell>
          <table:table-cell office:value-type="string" table:style-name="ce1">
            <text:p>Praktikumsjah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Universität (Liste)</text:p>
          </table:table-cell>
          <table:table-cell office:value-type="string" table:style-name="ce1">
            <text:p>auch potentielle Partneruniversitäten, später aussieben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Fakultät Lis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akultät Nam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udienfach Lis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udienfach Nam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erzeit angestrebter Abschluss (Diplom, Bachelor, Master, Doktor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Kurs zum Praktikumszeitpunk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verkürzt?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Deutschkenntnisse?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Kommenta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tern: Anmeldedatum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Auswahllisten" table:style-name="ta2"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number-columns-repeated="1019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2">
            <text:p>Fakultät</text:p>
          </table:table-cell>
          <table:table-cell office:value-type="string" table:style-name="ce2">
            <text:p>Fachrichtungen</text:p>
          </table:table-cell>
          <table:table-cell table:style-name="ce2"/>
          <table:table-cell office:value-type="string" table:style-name="ce2">
            <text:p>Spezialisierung</text:p>
          </table:table-cell>
          <table:table-cell office:value-type="string" table:style-name="ce2">
            <text:p>Studienjahr</text:p>
          </table:table-cell>
          <table:table-cell table:style-name="ce2"/>
          <table:table-cell office:value-type="string" table:style-name="ce2">
            <text:p>Abschluss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1">
            <text:p>Mechanisierung</text:p>
          </table:table-cell>
          <table:table-cell office:value-type="string" table:style-name="ce1">
            <text:p>Agronomie</text:p>
          </table:table-cell>
          <table:table-cell office:value-type="string" table:style-name="ce1">
            <text:p>Агрономия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3 курс</text:p>
          </table:table-cell>
          <table:table-cell office:value-type="string" table:style-name="ce1">
            <text:p>бакалавр 3 курс</text:p>
          </table:table-cell>
          <table:table-cell office:value-type="string" table:style-name="ce1">
            <text:p>диплом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Ökonomie</text:p>
          </table:table-cell>
          <table:table-cell office:value-type="string" table:style-name="ce1">
            <text:p>Tierzucht</text:p>
          </table:table-cell>
          <table:table-cell office:value-type="string" table:style-name="ce1">
            <text:p>Зоотехния</text:p>
          </table:table-cell>
          <table:table-cell table:style-name="ce1"/>
          <table:table-cell office:value-type="string" table:style-name="ce1">
            <text:p>4 курс</text:p>
          </table:table-cell>
          <table:table-cell office:value-type="string" table:style-name="ce1">
            <text:p>бакалавр 4 курс</text:p>
          </table:table-cell>
          <table:table-cell office:value-type="string" table:style-name="ce1">
            <text:p>бакалавр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gronomie</text:p>
          </table:table-cell>
          <table:table-cell office:value-type="string" table:style-name="ce1">
            <text:p>Veterinärmedizin</text:p>
          </table:table-cell>
          <table:table-cell office:value-type="string" table:style-name="ce1">
            <text:p>Ветернарная медицина</text:p>
          </table:table-cell>
          <table:table-cell table:style-name="ce1"/>
          <table:table-cell office:value-type="string" table:style-name="ce1">
            <text:p>другое (аспиранты, магистры, после техникума)</text:p>
          </table:table-cell>
          <table:table-cell office:value-type="string" table:style-name="ce1">
            <text:p>магистр</text:p>
          </table:table-cell>
          <table:table-cell office:value-type="string" table:style-name="ce1">
            <text:p>магистр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...</text:p>
          </table:table-cell>
          <table:table-cell office:value-type="string" table:style-name="ce1">
            <text:p>Verarbeitung</text:p>
          </table:table-cell>
          <table:table-cell office:value-type="string" table:style-name="ce1">
            <text:p>Переработка</text:p>
          </table:table-cell>
          <table:table-cell table:number-columns-repeated="3" table:style-name="ce1"/>
          <table:table-cell office:value-type="string" table:style-name="ce1">
            <text:p>аспирант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Ökonomie</text:p>
          </table:table-cell>
          <table:table-cell office:value-type="string" table:style-name="ce1">
            <text:p>Экономика</text:p>
          </table:table-cell>
          <table:table-cell table:number-columns-repeated="3" table:style-name="ce1"/>
          <table:table-cell office:value-type="string" table:style-name="ce1">
            <text:p>другое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Mechanisierung</text:p>
          </table:table-cell>
          <table:table-cell office:value-type="string" table:style-name="ce1">
            <text:p>Механизация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Elektrifizierung</text:p>
          </table:table-cell>
          <table:table-cell office:value-type="string" table:style-name="ce1">
            <text:p>Электрификация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Bodenkataster</text:p>
          </table:table-cell>
          <table:table-cell office:value-type="string" table:style-name="ce1">
            <text:p>Земельный кадастр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sonstige</text:p>
          </table:table-cell>
          <table:table-cell office:value-type="string" table:style-name="ce1">
            <text:p>другое</text:p>
          </table:table-cell>
          <table:table-cell table:number-columns-repeated="16381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FelderRU" table:style-name="ta2">
        <table:table-column table:style-name="co19" table:default-cell-style-name="ce12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3" table:default-cell-style-name="ce1"/>
        <table:table-column table:style-name="co3" table:number-columns-repeated="4" table:default-cell-style-name="ce1"/>
        <table:table-column table:style-name="co25" table:default-cell-style-name="ce1"/>
        <table:table-column table:style-name="co3" table:number-columns-repeated="1010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11">
            <text:p>Summe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ereich</text:p>
          </table:table-cell>
          <table:table-cell office:value-type="string" table:style-name="ce2">
            <text:p>Feld</text:p>
          </table:table-cell>
          <table:table-cell table:style-name="ce2"/>
          <table:table-cell office:value-type="string" table:style-name="ce2">
            <text:p>Formular</text:p>
          </table:table-cell>
          <table:table-cell office:value-type="string" table:style-name="ce2">
            <text:p>Typ</text:p>
          </table:table-cell>
          <table:table-cell office:value-type="string" table:style-name="ce2">
            <text:p>Art</text:p>
          </table:table-cell>
          <table:table-cell office:value-type="string" table:style-name="ce2">
            <text:p>Pflicht</text:p>
          </table:table-cell>
          <table:table-cell office:value-type="string" table:style-name="ce2">
            <text:p>Sprache</text:p>
          </table:table-cell>
          <table:table-cell office:value-type="string" table:style-name="ce2">
            <text:p>Ausfüllhinweis</text:p>
          </table:table-cell>
          <table:table-cell office:value-type="string" table:style-name="ce2">
            <text:p>Kommentar</text:p>
          </table:table-cell>
          <table:table-cell table:number-columns-repeated="16372" table:style-name="ce2"/>
        </table:table-row>
        <table:table-row table:style-name="ro2">
          <table:table-cell table:style-name="ce12"/>
          <table:table-cell table:number-columns-repeated="16383" table:style-name="ce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sönliche Angaben kyrillisch</text:p>
          </table:table-cell>
          <table:table-cell office:value-type="string" table:style-name="ce13">
            <text:p>Anre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gistrierung</text:p>
          </table:table-cell>
          <table:table-cell office:value-type="string" table:style-name="ce1">
            <text:p>Auswahl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amilien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gistrierung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 sofort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Vor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gistrierung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 sofort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12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Vaters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gistrierung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 sofort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12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Passwo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gistrierung</text:p>
          </table:table-cell>
          <table:table-cell office:value-type="string" table:style-name="ce1">
            <text:p>frei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12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Geburtsdatu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Pflicht sofort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Geburtso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12">
            <text:p>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Geburtsla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Auswahl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12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eldeadresse La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Auswahl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, kann ergänzt werden</text:p>
          </table:table-cell>
          <table:table-cell table:style-name="ce1"/>
          <table:table-cell office:value-type="string" table:style-name="ce1">
            <text:p>bei Logo steht hier: nicht obshchezhitie</text:p>
          </table:table-cell>
          <table:table-cell table:number-columns-repeated="16373" table:style-name="ce1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Meldeadresse Obla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Meldeadresse Raj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Meldeadresse Inde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eldeadresse O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Meldeadresse Str, Nr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Meldeadresse Kvartir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frei kyrillisch</text:p>
          </table:table-cell>
          <table:table-cell office:value-type="string" table:style-name="ce1">
            <text:p>wenn zutreffend</text:p>
          </table:table-cell>
          <table:table-cell table:number-columns-repeated="16375" table:style-name="ce1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Meldeadresse Zusatz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table:style-name="ce1"/>
          <table:table-cell office:value-type="string" table:style-name="ce1">
            <text:p>wenn zutreffend</text:p>
          </table:table-cell>
          <table:table-cell table:number-columns-repeated="16375" table:style-name="ce1"/>
        </table:table-row>
        <table:table-row table:style-name="ro2">
          <table:table-cell office:value-type="float" office:value="15" table:style-name="ce12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4">
            <text:p>Nr. Inlandspass</text:p>
          </table:table-cell>
          <table:table-cell table:number-columns-repeated="16380" table:style-name="ce1"/>
        </table:table-row>
        <table:table-row table:style-name="ro2">
          <table:table-cell office:value-type="float" office:value="16" table:style-name="ce12">
            <text:p>16</text:p>
          </table:table-cell>
          <table:table-cell table:number-columns-repeated="16383" table:style-name="ce1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Familienstand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Radiobutton</text:p>
          </table:table-cell>
          <table:table-cell office:value-type="string" table:style-name="ce1">
            <text:p>ledig, verheiratet, geschieden, verwitwet</text:p>
          </table:table-cell>
          <table:table-cell table:number-columns-repeated="16376" table:style-name="ce1"/>
        </table:table-row>
        <table:table-row table:style-name="ro2">
          <table:table-cell office:value-type="float" office:value="17" table:style-name="ce12">
            <text:p>17</text:p>
          </table:table-cell>
          <table:table-cell table:number-columns-repeated="16383" table:style-name="ce1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Telefon mit Ko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table:number-columns-repeated="16377" table:style-name="ce1"/>
        </table:table-row>
        <table:table-row table:style-name="ro2">
          <table:table-cell office:value-type="float" office:value="19" table:style-name="ce12">
            <text:p>1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Mobiltelef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table:number-columns-repeated="16377" table:style-name="ce1"/>
        </table:table-row>
        <table:table-row table:style-name="ro2">
          <table:table-cell office:value-type="float" office:value="20" table:style-name="ce12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Emailadresse: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gistrierung</text:p>
          </table:table-cell>
          <table:table-cell office:value-type="string" table:style-name="ce1">
            <text:p>Email</text:p>
          </table:table-cell>
          <table:table-cell table:number-columns-repeated="3" table:style-name="ce1"/>
          <table:table-cell office:value-type="string" table:style-name="ce1">
            <text:p>Hinweis: muss regeläßig Emails checken</text:p>
          </table:table-cell>
          <table:table-cell table:number-columns-repeated="16373"/>
        </table:table-row>
        <table:table-row table:number-rows-repeated="2" table:style-name="ro2">
          <table:table-cell office:value-type="float" office:value="20" table:style-name="ce12">
            <text:p>20</text:p>
          </table:table-cell>
          <table:table-cell table:number-columns-repeated="16383" table:style-name="ce1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ersönliche Angaben lateinisch</text:p>
          </table:table-cell>
          <table:table-cell office:value-type="string" table:style-name="ce1">
            <text:p>Familien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 sofort</text:p>
          </table:table-cell>
          <table:table-cell table:number-columns-repeated="16375" table:style-name="ce1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Vor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 sofort</text:p>
          </table:table-cell>
          <table:table-cell table:number-columns-repeated="16375" table:style-name="ce1"/>
        </table:table-row>
        <table:table-row table:style-name="ro2">
          <table:table-cell office:value-type="float" office:value="22" table:style-name="ce12">
            <text:p>22</text:p>
          </table:table-cell>
          <table:table-cell table:number-columns-repeated="16383" table:style-name="ce1"/>
        </table:table-row>
        <table:table-row table:style-name="ro2">
          <table:table-cell office:value-type="float" office:value="23" table:style-name="ce12">
            <text:p>2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Geburtso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24" table:style-name="ce12">
            <text:p>2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Geburtsla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, kann ergänzt werden</text:p>
          </table:table-cell>
          <table:table-cell table:number-columns-repeated="16375"/>
        </table:table-row>
        <table:table-row table:style-name="ro2">
          <table:table-cell office:value-type="float" office:value="25" table:style-name="ce12">
            <text:p>2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Meldeadresse La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, kann ergänzt werden</text:p>
          </table:table-cell>
          <table:table-cell table:number-columns-repeated="16375"/>
        </table:table-row>
        <table:table-row table:style-name="ro2">
          <table:table-cell office:value-type="float" office:value="26" table:style-name="ce12">
            <text:p>2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Meldeadresse Obla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, kann ergänzt werden</text:p>
          </table:table-cell>
          <table:table-cell table:number-columns-repeated="16375"/>
        </table:table-row>
        <table:table-row table:style-name="ro2">
          <table:table-cell office:value-type="float" office:value="27" table:style-name="ce12">
            <text:p>2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Meldeadresse Rajo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, kann ergänzt werden</text:p>
          </table:table-cell>
          <table:table-cell table:number-columns-repeated="16375"/>
        </table:table-row>
        <table:table-row table:style-name="ro2">
          <table:table-cell office:value-type="float" office:value="28" table:style-name="ce12">
            <text:p>2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Meldeadresse Inde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, kann ergänzt werden</text:p>
          </table:table-cell>
          <table:table-cell table:number-columns-repeated="16375"/>
        </table:table-row>
        <table:table-row table:style-name="ro2">
          <table:table-cell office:value-type="float" office:value="29" table:style-name="ce12">
            <text:p>29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Meldeadresse O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, kann ergänzt werden</text:p>
          </table:table-cell>
          <table:table-cell table:number-columns-repeated="16375"/>
        </table:table-row>
        <table:table-row table:style-name="ro2">
          <table:table-cell office:value-type="float" office:value="30" table:style-name="ce12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Meldeadresse Str, Nr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, kann ergänzt werden</text:p>
          </table:table-cell>
          <table:table-cell table:number-columns-repeated="16375"/>
        </table:table-row>
        <table:table-row table:style-name="ro2">
          <table:table-cell office:value-type="float" office:value="31" table:style-name="ce12">
            <text:p>3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Meldeadresse Kvartir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wenn zutreffend</text:p>
          </table:table-cell>
          <table:table-cell table:number-columns-repeated="16375"/>
        </table:table-row>
        <table:table-row table:number-rows-repeated="2" table:style-name="ro2">
          <table:table-cell office:value-type="float" office:value="31" table:style-name="ce12">
            <text:p>31</text:p>
          </table:table-cell>
          <table:table-cell table:number-columns-repeated="16383" table:style-name="ce1"/>
        </table:table-row>
        <table:table-row table:style-name="ro2">
          <table:table-cell office:value-type="float" office:value="32" table:style-name="ce12">
            <text:p>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chulausbildung</text:p>
          </table:table-cell>
          <table:table-cell office:value-type="string" table:style-name="ce1">
            <text:p>Schule 1 A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33" table:style-name="ce12">
            <text:p>3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Schule Name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34" table:style-name="ce12">
            <text:p>34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Schule Ort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35" table:style-name="ce12">
            <text:p>3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Schule Beg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2">
          <table:table-cell office:value-type="float" office:value="36" table:style-name="ce12">
            <text:p>36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Schule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2">
          <table:table-cell office:value-type="float" office:value="36" table:style-name="ce12">
            <text:p>36</text:p>
          </table:table-cell>
          <table:table-cell table:number-columns-repeated="16383" table:style-name="ce1"/>
        </table:table-row>
        <table:table-row table:style-name="ro2">
          <table:table-cell office:value-type="float" office:value="37" table:style-name="ce12">
            <text:p>37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Schule 2 A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38" table:style-name="ce12">
            <text:p>3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Schule Name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39" table:style-name="ce12">
            <text:p>39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Schule Ort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40" table:style-name="ce12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Schule Beg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2">
          <table:table-cell office:value-type="float" office:value="41" table:style-name="ce12">
            <text:p>4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Schule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2">
          <table:table-cell office:value-type="float" office:value="41" table:style-name="ce12">
            <text:p>41</text:p>
          </table:table-cell>
          <table:table-cell table:number-columns-repeated="16383" table:style-name="ce1"/>
        </table:table-row>
        <table:table-row table:style-name="ro2">
          <table:table-cell office:value-type="float" office:value="42" table:style-name="ce12">
            <text:p>4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Schule 3 A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43" table:style-name="ce12">
            <text:p>4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Schule Name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44" table:style-name="ce12">
            <text:p>44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Schule Ort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45" table:style-name="ce12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Schule Beg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2">
          <table:table-cell office:value-type="float" office:value="46" table:style-name="ce12">
            <text:p>4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Schule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2">
          <table:table-cell office:value-type="float" office:value="46" table:style-name="ce12">
            <text:p>46</text:p>
          </table:table-cell>
          <table:table-cell table:number-columns-repeated="4" table:style-name="ce1"/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47" table:style-name="ce12">
            <text:p>47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weitere Schule</text:p>
          </table:table-cell>
          <table:table-cell table:number-columns-repeated="16380" table:style-name="ce1"/>
        </table:table-row>
        <table:table-row table:style-name="ro2">
          <table:table-cell office:value-type="float" office:value="47" table:style-name="ce12">
            <text:p>47</text:p>
          </table:table-cell>
          <table:table-cell table:number-columns-repeated="16383" table:style-name="ce1"/>
        </table:table-row>
        <table:table-row table:style-name="ro2">
          <table:table-cell office:value-type="float" office:value="48" table:style-name="ce12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Techniku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16376"/>
        </table:table-row>
        <table:table-row table:style-name="ro2">
          <table:table-cell office:value-type="float" office:value="49" table:style-name="ce12">
            <text:p>4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erfolgreich abgeschloss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16376"/>
        </table:table-row>
        <table:table-row table:style-name="ro2">
          <table:table-cell office:value-type="float" office:value="50" table:style-name="ce12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Ort Lateinis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table:number-columns-repeated="16377" table:style-name="ce1"/>
        </table:table-row>
        <table:table-row table:style-name="ro2">
          <table:table-cell office:value-type="float" office:value="51" table:style-name="ce12">
            <text:p>5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Technikum Beg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2">
          <table:table-cell office:value-type="float" office:value="52" table:style-name="ce12">
            <text:p>52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Technikum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2">
          <table:table-cell office:value-type="float" office:value="53" table:style-name="ce12">
            <text:p>53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Technikum Fa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Combobox</text:p>
          </table:table-cell>
          <table:table-cell office:value-type="string" table:style-name="ce1">
            <text:p>Auswahl+Eingabe sonstige</text:p>
          </table:table-cell>
          <table:table-cell table:number-columns-repeated="16376" table:style-name="ce1"/>
        </table:table-row>
        <table:table-row table:number-rows-repeated="3" table:style-name="ro2">
          <table:table-cell office:value-type="float" office:value="53" table:style-name="ce12">
            <text:p>53</text:p>
          </table:table-cell>
          <table:table-cell table:number-columns-repeated="16383" table:style-name="ce1"/>
        </table:table-row>
        <table:table-row table:style-name="ro2">
          <table:table-cell office:value-type="float" office:value="54" table:style-name="ce12">
            <text:p>5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tudium</text:p>
          </table:table-cell>
          <table:table-cell office:value-type="string" table:style-name="ce1">
            <text:p>Universitä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Combobox</text:p>
          </table:table-cell>
          <table:table-cell office:value-type="string" table:style-name="ce1">
            <text:p>Auswahl+Eingabe sonstige</text:p>
          </table:table-cell>
          <table:table-cell table:number-columns-repeated="16376" table:style-name="ce1"/>
        </table:table-row>
        <table:table-row table:style-name="ro2">
          <table:table-cell office:value-type="float" office:value="55" table:style-name="ce12">
            <text:p>5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Fakultät Name Russis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table:number-columns-repeated="4" table:style-name="ce1"/>
          <table:table-cell office:value-type="string" table:style-name="ce1">
            <text:p>Ausgabe automatisch auch auf Deutsch</text:p>
          </table:table-cell>
          <table:table-cell table:number-columns-repeated="16372"/>
        </table:table-row>
        <table:table-row table:style-name="ro2">
          <table:table-cell office:value-type="float" office:value="56" table:style-name="ce12">
            <text:p>56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Fakultät allgemeine Ausrichtung (für Lebenslauf, DB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Combobox</text:p>
          </table:table-cell>
          <table:table-cell table:number-columns-repeated="16377" table:style-name="ce1"/>
        </table:table-row>
        <table:table-row table:style-name="ro2">
          <table:table-cell office:value-type="float" office:value="57" table:style-name="ce12">
            <text:p>57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Spezialisier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Combobox</text:p>
          </table:table-cell>
          <table:table-cell office:value-type="string" table:style-name="ce1">
            <text:p>Auswahl+Eingabe sonstige</text:p>
          </table:table-cell>
          <table:table-cell table:number-columns-repeated="16376" table:style-name="ce1"/>
        </table:table-row>
        <table:table-row table:style-name="ro2">
          <table:table-cell office:value-type="float" office:value="57" table:style-name="ce12">
            <text:p>57</text:p>
          </table:table-cell>
          <table:table-cell table:number-columns-repeated="16383" table:style-name="ce1"/>
        </table:table-row>
        <table:table-row table:style-name="ro2">
          <table:table-cell office:value-type="float" office:value="58" table:style-name="ce12">
            <text:p>5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Beginn Studiu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Monat, Jahr</text:p>
          </table:table-cell>
          <table:table-cell table:number-columns-repeated="16376" table:style-name="ce1"/>
        </table:table-row>
        <table:table-row table:style-name="ro2">
          <table:table-cell office:value-type="float" office:value="59" table:style-name="ce12">
            <text:p>59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voraussichtliches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Monat, Jahr</text:p>
          </table:table-cell>
          <table:table-cell table:number-columns-repeated="16376" table:style-name="ce1"/>
        </table:table-row>
        <table:table-row table:style-name="ro2">
          <table:table-cell office:value-type="float" office:value="60" table:style-name="ce12">
            <text:p>6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Kurs (zum Zeitpunkt der Auswahl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5" table:style-name="ce1"/>
          <table:table-cell office:value-type="string" table:style-name="ce1">
            <text:p>Warnung, wenn falscher Kurs</text:p>
          </table:table-cell>
          <table:table-cell table:number-columns-repeated="16372"/>
        </table:table-row>
        <table:table-row table:style-name="ro2">
          <table:table-cell office:value-type="float" office:value="61" table:style-name="ce12">
            <text:p>6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Gesamtzahl Kur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62" table:style-name="ce12">
            <text:p>62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verkürzt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table:style-name="ce12"/>
          <table:table-cell table:number-columns-repeated="2" table:style-name="ce1"/>
          <table:table-cell office:value-type="string" table:style-name="ce1">
            <text:p>angestrebter Abschlus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number-rows-repeated="2" table:style-name="ro2">
          <table:table-cell table:style-name="ce12"/>
          <table:table-cell table:number-columns-repeated="16383" table:style-name="ce1"/>
        </table:table-row>
        <table:table-row table:style-name="ro2">
          <table:table-cell office:value-type="float" office:value="62" table:style-name="ce12">
            <text:p>62</text:p>
          </table:table-cell>
          <table:table-cell table:number-columns-repeated="16383" table:style-name="ce1"/>
        </table:table-row>
        <table:table-row table:style-name="ro2">
          <table:table-cell office:value-type="float" office:value="63" table:style-name="ce12">
            <text:p>6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prachkenntnisse Vorauswahl</text:p>
          </table:table-cell>
          <table:table-cell office:value-type="string" table:style-name="ce1">
            <text:p>Muttersprache(n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2" table:style-name="ce1"/>
          <table:table-cell office:value-type="string" table:style-name="ce1">
            <text:p>freiwillig</text:p>
          </table:table-cell>
          <table:table-cell table:number-columns-repeated="16375"/>
        </table:table-row>
        <table:table-row table:style-name="ro2">
          <table:table-cell office:value-type="float" office:value="64" table:style-name="ce12">
            <text:p>64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Deutschkenntnisse vorhanden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16376" table:style-name="ce1"/>
        </table:table-row>
        <table:table-row table:style-name="ro2">
          <table:table-cell office:value-type="float" office:value="65" table:style-name="ce12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Anzahl Jahre gesam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numerisch</text:p>
          </table:table-cell>
          <table:table-cell table:number-columns-repeated="16377" table:style-name="ce1"/>
        </table:table-row>
        <table:table-row table:style-name="ro2">
          <table:table-cell office:value-type="float" office:value="66" table:style-name="ce12">
            <text:p>66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derzeit Unterricht (Uni, privat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2">
            <text:p>Err:508</text:p>
          </table:table-cell>
          <table:table-cell office:value-type="string" table:style-name="ce1">
            <text:p>Err:508</text:p>
          </table:table-cell>
          <table:table-cell table:style-name="ce1"/>
          <table:table-cell office:value-type="string" table:style-name="ce1">
            <text:p>Selbsteinschätzung (evtl. mehrere Felder zum Anklicken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Kommentar Deutschkenntnis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Sonstige Fremdsprach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Auswahl+Eingabe sonstige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Reisedokument</text:p>
          </table:table-cell>
          <table:table-cell office:value-type="string" table:style-name="ce1">
            <text:p>Reisepass vorhanden?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office:value-type="string" table:style-name="ce1">
            <text:p>Pflicht, kann ergänzt und geändert werden</text:p>
          </table:table-cell>
          <table:table-cell table:number-columns-repeated="16375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amilienname wie im Auslandspass</text:p>
          </table:table-cell>
          <table:table-cell table:style-name="ce1"/>
          <table:table-cell office:value-type="string" table:style-name="ce1">
            <text:p>Endauswahl</text:p>
          </table:table-cell>
          <table:table-cell table:style-name="ce1"/>
          <table:table-cell office:value-type="string" table:style-name="ce1">
            <text:p>frei/wie oben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Vorname wie im Auslandspass</text:p>
          </table:table-cell>
          <table:table-cell table:style-name="ce1"/>
          <table:table-cell office:value-type="string" table:style-name="ce1">
            <text:p>Endauswahl</text:p>
          </table:table-cell>
          <table:table-cell table:style-name="ce1"/>
          <table:table-cell office:value-type="string" table:style-name="ce1">
            <text:p>frei/wie oben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ausstellendes Land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table:style-name="ce1"/>
          <table:table-cell office:value-type="string" table:style-name="ce1">
            <text:p>Liste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Nr.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table:number-columns-repeated="2" table:style-name="ce1"/>
          <table:table-cell office:value-type="string" table:style-name="ce1">
            <text:p>Pflicht, kann ergänzt werden (später)</text:p>
          </table:table-cell>
          <table:table-cell table:style-name="ce1"/>
          <table:table-cell office:value-type="string" table:style-name="ce1">
            <text:p>alle Ziffern, ohne No.</text:p>
          </table:table-cell>
          <table:table-cell table:number-columns-repeated="1637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Ausstelldatum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table:style-name="ce1"/>
          <table:table-cell office:value-type="string" table:style-name="ce1">
            <text:p>Datum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Ende Gültigkeit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table:style-name="ce1"/>
          <table:table-cell office:value-type="string" table:style-name="ce1">
            <text:p>Datum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Fahrerlaubnis</text:p>
          </table:table-cell>
          <table:table-cell office:value-type="string" table:style-name="ce1">
            <text:p>Führerschein PK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Auswahl: vorhanden, kein, geplant</text:p>
          </table:table-cell>
          <table:table-cell office:value-type="string" table:style-name="ce1">
            <text:p>Pflicht, kann ergänzt werden</text:p>
          </table:table-cell>
          <table:table-cell table:style-name="ce1"/>
          <table:table-cell office:value-type="string" table:style-name="ce1">
            <text:p>Bei der Auswahl können nur tatsächlich vorhandene Führerscheine berücksichtigt werden.</text:p>
          </table:table-cell>
          <table:table-cell office:value-type="string" table:style-name="ce1">
            <text:p>ob der FS tatsächlich da ist könnte man feststellen, indem man den Teilnehmer die Kartennummer eingeben lässt</text:p>
          </table:table-cell>
          <table:table-cell table:number-columns-repeated="16372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ührerschein PKW Kategori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ührerschein PKW Forma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style-name="ce1"/>
          <table:table-cell office:value-type="string" table:style-name="ce1">
            <text:p>Karte international, sonstige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ührerschein PKW Komment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office:value-type="string" table:style-name="ce1">
            <text:p>frei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ührerschein Trakto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number-columns-repeated="2" table:style-name="ce1"/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ührerschein Traktor Kategori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ührerschein Traktor Forma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entfällt evtl.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ührerschein Traktor Komment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Eignung/Motivation</text:p>
          </table:table-cell>
          <table:table-cell office:value-type="string" table:style-name="ce1">
            <text:p>Motivation russis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text russisch</text:p>
          </table:table-cell>
          <table:table-cell table:number-columns-repeated="16376" table:style-name="ce1"/>
        </table:table-row>
        <table:table-row table:style-name="ro2">
          <table:table-cell table:style-name="ce12"/>
          <table:table-cell table:number-columns-repeated="2" table:style-name="ce1"/>
          <table:table-cell office:value-type="string" table:style-name="ce1">
            <text:p>Motivation deutsch</text:p>
          </table:table-cell>
          <table:table-cell table:style-name="ce1"/>
          <table:table-cell office:value-type="string" table:style-name="ce1">
            <text:p>Endauswahl</text:p>
          </table:table-cell>
          <table:table-cell table:style-name="ce1"/>
          <table:table-cell office:value-type="string" table:style-name="ce1">
            <text:p>Freitext deutsch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Lebenslauf russis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text russisch</text:p>
          </table:table-cell>
          <table:table-cell table:number-columns-repeated="16376" table:style-name="ce1"/>
        </table:table-row>
        <table:table-row table:style-name="ro2">
          <table:table-cell table:style-name="ce12"/>
          <table:table-cell table:number-columns-repeated="2" table:style-name="ce1"/>
          <table:table-cell office:value-type="string" table:style-name="ce1">
            <text:p>Lebenslauf deutsch</text:p>
          </table:table-cell>
          <table:table-cell table:style-name="ce1"/>
          <table:table-cell office:value-type="string" table:style-name="ce1">
            <text:p>Endauswahl</text:p>
          </table:table-cell>
          <table:table-cell table:style-name="ce1"/>
          <table:table-cell office:value-type="string" table:style-name="ce1">
            <text:p>Freitext deutsch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Lieblingsfächer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4">
            <text:p>Praktikumsinteressen (siehe Anketa)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Skala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Berufsplä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Praxis:</text:p>
          </table:table-cell>
          <table:table-cell office:value-type="string" table:style-name="ce1">
            <text:p>Betrieb in Familie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wie groß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numerisch (Ar/Hektar)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welche Tiere/Kulturen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welche Arbeiten führen Sie dort aus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Freitext</text:p>
          </table:table-cell>
          <table:table-cell table:number-columns-repeated="4" table:style-name="ce1"/>
          <table:table-cell office:value-type="string" table:style-name="ce1">
            <text:p>für automatischen Lebenslauf</text:p>
          </table:table-cell>
          <table:table-cell table:number-columns-repeated="16372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a: wo, Zeitraum, welche Tätigkeiten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melke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Skala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Traktor fahre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Skala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Traktor fahren mit Anhänger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Skala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…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1 Einsatzbereich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Betrieb Pflanzenbau, Betrieb Tierhaltung, Gemischtbetrieb, Tierklinik, Verarbeitungsbetrieb, sonstige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1 Name Einsatzort Russisch</text:p>
          </table:table-cell>
          <table:table-cell table:style-name="ce1"/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1 Name Einsatzort Latein</text:p>
          </table:table-cell>
          <table:table-cell table:style-name="ce1"/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1 Begin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Datum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1 Ende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Datum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1 zugeschaut oder selbst gearbeitet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1 ausgeführte Tätigkeite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2 …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Praktikum 3 …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Arbeitserfahrung</text:p>
          </table:table-cell>
          <table:table-cell office:value-type="string" table:style-name="ce1">
            <text:p>Selbst Geld verdient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table:style-name="ce1"/>
          <table:table-cell office:value-type="string" table:style-name="ce1">
            <text:p>freiwillig</text:p>
          </table:table-cell>
          <table:table-cell table:number-columns-repeated="16375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In welchem Bereich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string" table:style-name="ce1">
            <text:p>freiwillig</text:p>
          </table:table-cell>
          <table:table-cell table:number-columns-repeated="16375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Ernährung/Gesundheit:</text:p>
          </table:table-cell>
          <table:table-cell office:value-type="string" table:style-name="ce1">
            <text:p>Sind Sie Vegetarier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2" table:style-name="ce1"/>
          <table:table-cell office:value-type="string" table:style-name="ce1">
            <text:p>hat keinen Einfluss auf Auswahl, dient nur der besseren Organisation/Zuteilung</text:p>
          </table:table-cell>
          <table:table-cell table:number-columns-repeated="1637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Essen Sie Schweinefleisch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2" table:style-name="ce1"/>
          <table:table-cell office:value-type="string" table:style-name="ce1">
            <text:p>hat keinen Einfluss auf Auswahl, dient nur der besseren Organisation/Zuteilung</text:p>
          </table:table-cell>
          <table:table-cell table:number-columns-repeated="1637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Sonstige Besonderheiten bei der Ernährung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table:number-columns-repeated="2" table:style-name="ce1"/>
          <table:table-cell office:value-type="string" table:style-name="ce1">
            <text:p>hat keinen Einfluss auf Auswahl, dient nur der besseren Organisation/Zuteilung</text:p>
          </table:table-cell>
          <table:table-cell table:number-columns-repeated="1637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Rauche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regelmäßig/gelegentlich/nie</text:p>
          </table:table-cell>
          <table:table-cell table:number-columns-repeated="2" table:style-name="ce1"/>
          <table:table-cell office:value-type="string" table:style-name="ce1">
            <text:p>hat keinen Einfluss auf Auswahl, dient nur der besseren Organisation/Zuteilung</text:p>
          </table:table-cell>
          <table:table-cell table:number-columns-repeated="1637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Organisation:</text:p>
          </table:table-cell>
          <table:table-cell office:value-type="string" table:style-name="ce1">
            <text:p>Haben Sie sich bereits einmal bei Apollo beworben?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ja/nein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Haben Sie sich bei anderen Organisationen beworben oder planen Sie dies?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ja/nein</text:p>
          </table:table-cell>
          <table:table-cell office:value-type="string" table:style-name="ce1">
            <text:p>Pflicht, kann ergänzt werden</text:p>
          </table:table-cell>
          <table:table-cell table:style-name="ce1"/>
          <table:table-cell office:value-type="string" table:style-name="ce1">
            <text:p>Absage!</text:p>
          </table:table-cell>
          <table:table-cell table:number-columns-repeated="1637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Wenn ja, bei welcher?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freiwillig</text:p>
          </table:table-cell>
          <table:table-cell table:style-name="ce1"/>
          <table:table-cell office:value-type="string" table:style-name="ce1">
            <text:p>Hinweis: Doppelbewerbung</text:p>
          </table:table-cell>
          <table:table-cell table:number-columns-repeated="1637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Waren Sie schon mal im Ausland?</text:p>
          </table:table-cell>
          <table:table-cell table:style-name="ce1"/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Wenn ja, wann, wo...?</text:p>
          </table:table-cell>
          <table:table-cell table:style-name="ce1"/>
          <table:table-cell office:value-type="string" table:style-name="ce1">
            <text:p>Vorauswahl</text:p>
          </table:table-cell>
          <table:table-cell table:number-columns-repeated="2" table:style-name="ce1"/>
          <table:table-cell office:value-type="string" table:style-name="ce1">
            <text:p>freiwillig</text:p>
          </table:table-cell>
          <table:table-cell table:number-columns-repeated="16375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Lebenslauf sonstiges</text:p>
          </table:table-cell>
          <table:table-cell office:value-type="string" table:style-name="ce1">
            <text:p>Beruf Mutter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Beruf Vater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Anzahl Geschwister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Hobbies</text:p>
          </table:table-cell>
          <table:table-cell table:style-name="ce1"/>
          <table:table-cell office:value-type="string" table:style-name="ce1">
            <text:p>Checkbox</text:p>
          </table:table-cell>
          <table:table-cell table:number-columns-repeated="5" table:style-name="ce1"/>
          <table:table-cell office:value-type="string" table:style-name="ce1">
            <text:p>Checkboxen für deutschen Lebenslauf</text:p>
          </table:table-cell>
          <table:table-cell table:number-columns-repeated="16372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Erklärungen:</text:p>
          </table:table-cell>
          <table:table-cell office:value-type="string" table:style-name="ce1">
            <text:p>Datenschutz (Verwendung auch für Lebenslauf)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Ich bin gesund und habe keine chronischen Erkrankungen/Schwangerschaft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office:value-type="string" table:style-name="ce1">
            <text:p>?</text:p>
          </table:table-cell>
          <table:table-cell table:number-columns-repeated="2" table:style-name="ce1"/>
          <table:table-cell office:value-type="string" table:style-name="ce1">
            <text:p>Falls nicht: anbieten, dass das privat geklärt wird</text:p>
          </table:table-cell>
          <table:table-cell table:number-columns-repeated="16373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Falls andere Organisation: absagen!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table:style-name="ce12"/>
          <table:table-cell table:style-name="ce1"/>
          <table:table-cell office:value-type="string" table:style-name="ce1">
            <text:p>Intern</text:p>
          </table:table-cell>
          <table:table-cell office:value-type="string" table:style-name="ce1">
            <text:p>Anmeldedatum</text:p>
          </table:table-cell>
          <table:table-cell table:number-columns-repeated="3" table:style-name="ce1"/>
          <table:table-cell office:value-type="string" table:style-name="ce1">
            <text:p>nicht sichtbar</text:p>
          </table:table-cell>
          <table:table-cell table:number-columns-repeated="16376" table:style-name="ce1"/>
        </table:table-row>
        <table:table-row table:style-name="ro2">
          <table:table-cell table:style-name="ce12"/>
          <table:table-cell table:number-columns-repeated="2" table:style-name="ce1"/>
          <table:table-cell office:value-type="string" table:style-name="ce1">
            <text:p>Vorauswahl bestanden</text:p>
          </table:table-cell>
          <table:table-cell table:number-columns-repeated="16380" table:style-name="ce1"/>
        </table:table-row>
        <table:table-row table:style-name="ro2">
          <table:table-cell table:style-name="ce12"/>
          <table:table-cell table:number-columns-repeated="2" table:style-name="ce1"/>
          <table:table-cell office:value-type="string" table:style-name="ce1">
            <text:p>Endauswahl bestanden</text:p>
          </table:table-cell>
          <table:table-cell table:number-columns-repeated="16380" table:style-name="ce1"/>
        </table:table-row>
        <table:table-row table:style-name="ro2">
          <table:table-cell table:style-name="ce12"/>
          <table:table-cell table:number-columns-repeated="2" table:style-name="ce1"/>
          <table:table-cell office:value-type="string" table:style-name="ce1">
            <text:p>Unterlagen komplett</text:p>
          </table:table-cell>
          <table:table-cell table:number-columns-repeated="16380" table:style-name="ce1"/>
        </table:table-row>
        <table:table-row table:style-name="ro2">
          <table:table-cell table:style-name="ce12"/>
          <table:table-cell table:number-columns-repeated="2" table:style-name="ce1"/>
          <table:table-cell office:value-type="string" table:style-name="ce1">
            <text:p>Quote unentschuldigtes Fehlen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table:style-name="ce1"/>
          <table:table-cell office:value-type="string" table:style-name="ce1">
            <text:p>zum Praktikum zugelassen (nach DaF-Kurs-Rückmeldung)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office:value-type="float" office:value="0" table:formula="msoxl:=#NAME?" table:style-name="ce1">
            <text:p>#NAME?</text:p>
          </table:table-cell>
          <table:table-cell office:value-type="string" table:style-name="ce1">
            <text:p>Sonstige</text:p>
          </table:table-cell>
          <table:table-cell office:value-type="string" table:style-name="ce1">
            <text:p>evtl. noch Körpergröße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 table:style-name="ce1"/>
        </table:table-row>
        <table:table-row table:style-name="ro2">
          <table:table-cell office:value-type="float" office:value="0" table:formula="msoxl:=#NAME?" table:style-name="ce12">
            <text:p>#NAME?</text:p>
          </table:table-cell>
          <table:table-cell table:number-columns-repeated="16383"/>
        </table:table-row>
        <table:table-row table:number-rows-repeated="1048399" table:style-name="ro4">
          <table:table-cell table:number-columns-repeated="16384"/>
        </table:table-row>
      </table:table>
      <table:table table:name="Verwaltung_basic" table:style-name="ta2">
        <table:table-column table:style-name="co3" table:default-cell-style-name="ce1"/>
        <table:table-column table:style-name="co26" table:default-cell-style-name="ce1"/>
        <table:table-column table:style-name="co3" table:number-columns-repeated="1021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2">
            <text:p>Filter</text:p>
          </table:table-cell>
          <table:table-cell office:value-type="string" table:style-name="ce2">
            <text:p>Felder angezeigt</text:p>
          </table:table-cell>
          <table:table-cell office:value-type="string" table:style-name="ce2">
            <text:p>Funktione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Universität</text:p>
          </table:table-cell>
          <table:table-cell table:style-name="ce1"/>
          <table:table-cell office:value-type="string" table:style-name="ce1">
            <text:p>Kandidat ausschließen (Benachrichtigung dokumentieren?)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Daten als Tabelle exportieren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Verwaltung" table:style-name="ta2">
        <table:table-column table:style-name="co27" table:default-cell-style-name="ce1"/>
        <table:table-column table:style-name="co28" table:default-cell-style-name="ce1"/>
        <table:table-column table:style-name="co3" table:number-columns-repeated="1021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2">
            <text:p>Anzeige Verwaltungsseite</text:p>
          </table:table-cell>
          <table:table-cell office:value-type="string" table:style-name="ce2">
            <text:p>Funktionen</text:p>
          </table:table-cell>
          <table:table-cell office:value-type="string" table:style-name="ce2">
            <text:p>Filter</text:p>
          </table:table-cell>
          <table:table-cell table:style-name="ce2"/>
          <table:table-cell office:value-type="string" table:style-name="ce2">
            <text:p>Aufgaben</text:p>
          </table:table-cell>
          <table:table-cell table:number-columns-repeated="16379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D</text:p>
          </table:table-cell>
          <table:table-cell office:value-type="string" table:style-name="ce1">
            <text:p>Eingabe Ergebnis 1. Auswahl</text:p>
          </table:table-cell>
          <table:table-cell office:value-type="string" table:style-name="ce1">
            <text:p>Stadt</text:p>
          </table:table-cell>
          <table:table-cell table:style-name="ce1"/>
          <table:table-cell office:value-type="string" table:style-name="ce1">
            <text:p>Mitteilung Status Anmeldung 1. Auswah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me kyr</text:p>
          </table:table-cell>
          <table:table-cell table:number-columns-repeated="3" table:style-name="ce1"/>
          <table:table-cell office:value-type="string" table:style-name="ce1">
            <text:p>Mitteilung der Auswahltermine/Ansprechpartner (und ob Auswahl an der jeweiligen Uni stattfindet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orname kyr</text:p>
          </table:table-cell>
          <table:table-cell table:number-columns-repeated="3" table:style-name="ce1"/>
          <table:table-cell office:value-type="string" table:style-name="ce1">
            <text:p>Mitteilung Ergebnis 1. Auswah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me la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orname la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nred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b.-Datum/Alte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Un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udienfac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udienzie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ur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-Mai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ob.</text:p>
          </table:table-cell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1">
            <text:p>Daten 1. Auswahl komplet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aten 2. Auswahl komplett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rgebnis 1. Auswahl (unbekannt, bestanden, nicht bestanden)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utschkenntnisse 1. Auswah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achkenntnisse 1. Auswahl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rgebnis 2. Auswahl (</text:p>
          </table:table-cell>
          <table:table-cell table:number-columns-repeated="16383"/>
        </table:table-row>
        <table:table-row table:number-rows-repeated="1048548" table:style-name="ro2">
          <table:table-cell table:number-columns-repeated="16384"/>
        </table:table-row>
      </table:table>
      <table:table table:name="Funktionen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Funktione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Zunächst Auswahl des Programms, dann weiter zu entsprechendem Formula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Zugang zu eigenen Daten, Änderungen möglich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mail verschick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oto hochlad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okumente als Vorlagen mit Daten zum Ausdruck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tatusangabe, ob alle Pflichtangaben gemacht sind, ansonst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mailbenachrichtigung für Anmeldung (Name und Email reichen erstmal)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mailbenachrichtigung, welche Angaben noch fehl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arnung, wenn falscher Kur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actsheet für Landwirte automatisch erstellba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utomatisches Umschalten des Schriftsatzes, falls technisch möglich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aten sicher, sollen später gelöscht werd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enachrichtigung, ob Auswahl an der jeweiligen Uni stattfinde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rfolgreiche Teilnahme am DaF-Kur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Informationen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2">
          <table:table-cell office:value-type="string" table:style-name="ce1">
            <text:p>Hinweis, dass Informationen über Emails lauf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rühzeitig um Pass und Führerscheine kümmern!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Führerschein kein Muss, erhöht aber Chancen und erweitert Möglichkeiten in Deutschland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okumente (automatisch erstellt bzw. Ausfüllbeispiele) + Checkliste</text:p>
          </table:table-cell>
          <table:table-cell table:number-columns-repeated="1638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Gut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Robert</dc:creator>
    <meta:creation-date>2012-02-23T08:28:17Z</meta:creation-date>
    <dc:date>2012-10-11T09:43:07Z</dc:date>
    <meta:editing-cycles>42</meta:editing-cycles>
    <meta:editing-duration>PT0S</meta:editing-duration>
  </office:meta>
</office:document-meta>
</file>